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29000000298E3FFE1B30AF5355.png" manifest:media-type="image/png"/>
  <manifest:file-entry manifest:full-path="Pictures/100001BB0000043D0000043DD968DDB9C8C323FC.svg" manifest:media-type="image/svg+xml"/>
  <manifest:file-entry manifest:full-path="Pictures/10000201000001E0000001E0CB9C3B97E450A43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Date" style:family="table">
      <style:table-properties style:width="19.001cm" table:align="margins" fo:background-color="transparent">
        <style:background-image/>
      </style:table-properties>
    </style:style>
    <style:style style:name="TableauDate.A" style:family="table-column">
      <style:table-column-properties style:column-width="3.799cm" style:rel-column-width="13107*"/>
    </style:style>
    <style:style style:name="TableauDate.1" style:family="table-row">
      <style:table-row-properties style:min-row-height="0.794cm" fo:background-color="transparent">
        <style:background-image/>
      </style:table-row-properties>
    </style:style>
    <style:style style:name="TableauDate.A1" style:family="table-cell">
      <style:table-cell-properties style:vertical-align="middle" fo:padding="0cm" fo:border="none" style:writing-mode="page"/>
    </style:style>
    <style:style style:name="TableauDate.D1" style:family="table-cell">
      <style:table-cell-properties style:vertical-align="middle" fo:background-color="#eeeeee" fo:padding="0cm" fo:border="none" style:writing-mode="page">
        <style:background-image/>
      </style:table-cell-properties>
    </style:style>
    <style:style style:name="TableauDate.2" style:family="table-row">
      <style:table-row-properties style:min-row-height="0.785cm" fo:background-color="transparent">
        <style:background-image/>
      </style:table-row-properties>
    </style:style>
    <style:style style:name="TableauDate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19.001cm" style:rel-column-width="65535*"/>
    </style:style>
    <style:style style:name="Table6.A1" style:family="table-cell">
      <style:table-cell-properties style:writing-mode="page"/>
    </style:style>
    <style:style style:name="Table-worker" style:family="table">
      <style:table-properties style:width="19.001cm" fo:margin-left="0cm" table:align="left" fo:background-color="transparent">
        <style:background-image/>
      </style:table-properties>
    </style:style>
    <style:style style:name="Table-worker.A" style:family="table-column">
      <style:table-column-properties style:column-width="5.41cm"/>
    </style:style>
    <style:style style:name="Table-worker.B" style:family="table-column">
      <style:table-column-properties style:column-width="2.792cm"/>
    </style:style>
    <style:style style:name="Table-worker.C" style:family="table-column">
      <style:table-column-properties style:column-width="1.794cm"/>
    </style:style>
    <style:style style:name="Table-worker.D" style:family="table-column">
      <style:table-column-properties style:column-width="0.617cm"/>
    </style:style>
    <style:style style:name="Table-worker.E" style:family="table-column">
      <style:table-column-properties style:column-width="1.588cm"/>
    </style:style>
    <style:style style:name="Table-worker.F" style:family="table-column">
      <style:table-column-properties style:column-width="2.087cm"/>
    </style:style>
    <style:style style:name="Table-worker.G" style:family="table-column">
      <style:table-column-properties style:column-width="1.91cm"/>
    </style:style>
    <style:style style:name="Table-worker.H" style:family="table-column">
      <style:table-column-properties style:column-width="0.691cm"/>
    </style:style>
    <style:style style:name="Table-worker.I" style:family="table-column">
      <style:table-column-properties style:column-width="2.111cm"/>
    </style:style>
    <style:style style:name="Table-worker.1" style:family="table-row">
      <style:table-row-properties fo:background-color="transparent">
        <style:background-image/>
      </style:table-row-properties>
    </style:style>
    <style:style style:name="Table-worker.A1" style:family="table-cell">
      <style:table-cell-properties fo:background-color="#f8f8f8" fo:padding="0.097cm" fo:border="0.05pt solid #999999" style:writing-mode="page">
        <style:background-image/>
      </style:table-cell-properties>
    </style:style>
    <style:style style:name="Table-worker.2" style:family="table-row">
      <style:table-row-properties style:min-row-height="0.647cm" fo:background-color="transparent">
        <style:background-image/>
      </style:table-row-properties>
    </style:style>
    <style:style style:name="Table-worker.A2" style:family="table-cell">
      <style:table-cell-properties fo:padding="0.097cm" fo:border-left="0.05pt solid #999999" fo:border-right="none" fo:border-top="none" fo:border-bottom="0.05pt solid #999999" style:writing-mode="page"/>
    </style:style>
    <style:style style:name="Table-worker.B2" style:family="table-cell">
      <style:table-cell-properties fo:padding="0.097cm" fo:border-left="none" fo:border-right="none" fo:border-top="none" fo:border-bottom="0.05pt solid #999999" style:writing-mode="page"/>
    </style:style>
    <style:style style:name="Table-worker.C2" style:family="table-cell">
      <style:table-cell-properties fo:background-color="#eeeeee" fo:padding="0.097cm" fo:border-left="none" fo:border-right="none" fo:border-top="none" fo:border-bottom="0.05pt solid #999999" style:writing-mode="page">
        <style:background-image/>
      </style:table-cell-properties>
    </style:style>
    <style:style style:name="Table-worker.D2" style:family="table-cell">
      <style:table-cell-properties fo:padding="0.097cm" fo:border-left="none" fo:border-right="none" fo:border-top="none" fo:border-bottom="0.05pt solid #999999" style:writing-mode="page"/>
    </style:style>
    <style:style style:name="Table-worker.F2" style:family="table-cell">
      <style:table-cell-properties fo:padding="0.097cm" fo:border-left="none" fo:border-right="none" fo:border-top="none" fo:border-bottom="0.05pt solid #999999" style:writing-mode="page"/>
    </style:style>
    <style:style style:name="Table-worker.H2" style:family="table-cell">
      <style:table-cell-properties fo:padding="0.097cm" fo:border-left="none" fo:border-right="none" fo:border-top="none" fo:border-bottom="0.05pt solid #999999" style:writing-mode="page"/>
    </style:style>
    <style:style style:name="Table-worker.I2" style:family="table-cell">
      <style:table-cell-properties fo:background-color="#eeeeee" fo:padding="0.097cm" fo:border-left="none" fo:border-right="0.05pt solid #999999" fo:border-top="none" fo:border-bottom="0.05pt solid #999999" style:writing-mode="page">
        <style:background-image/>
      </style:table-cell-properties>
    </style:style>
    <style:style style:name="Table-worker" style:family="table">
      <style:table-properties style:width="19.001cm" fo:margin-left="0cm" table:align="left" fo:background-color="transparent">
        <style:background-image/>
      </style:table-properties>
    </style:style>
    <style:style style:name="Table-worker.A" style:family="table-column">
      <style:table-column-properties style:column-width="5.41cm"/>
    </style:style>
    <style:style style:name="Table-worker.B" style:family="table-column">
      <style:table-column-properties style:column-width="2.792cm"/>
    </style:style>
    <style:style style:name="Table-worker.C" style:family="table-column">
      <style:table-column-properties style:column-width="1.794cm"/>
    </style:style>
    <style:style style:name="Table-worker.D" style:family="table-column">
      <style:table-column-properties style:column-width="0.617cm"/>
    </style:style>
    <style:style style:name="Table-worker.E" style:family="table-column">
      <style:table-column-properties style:column-width="1.588cm"/>
    </style:style>
    <style:style style:name="Table-worker.F" style:family="table-column">
      <style:table-column-properties style:column-width="2.087cm"/>
    </style:style>
    <style:style style:name="Table-worker.G" style:family="table-column">
      <style:table-column-properties style:column-width="1.91cm"/>
    </style:style>
    <style:style style:name="Table-worker.H" style:family="table-column">
      <style:table-column-properties style:column-width="0.691cm"/>
    </style:style>
    <style:style style:name="Table-worker.I" style:family="table-column">
      <style:table-column-properties style:column-width="2.111cm"/>
    </style:style>
    <style:style style:name="Table-worker.1" style:family="table-row">
      <style:table-row-properties fo:background-color="transparent">
        <style:background-image/>
      </style:table-row-properties>
    </style:style>
    <style:style style:name="Table-worker.A1" style:family="table-cell">
      <style:table-cell-properties fo:background-color="#f8f8f8" fo:padding="0.097cm" fo:border="0.05pt solid #999999" style:writing-mode="page">
        <style:background-image/>
      </style:table-cell-properties>
    </style:style>
    <style:style style:name="Table-worker.2" style:family="table-row">
      <style:table-row-properties style:min-row-height="0.647cm" fo:background-color="transparent">
        <style:background-image/>
      </style:table-row-properties>
    </style:style>
    <style:style style:name="Table-worker.A2" style:family="table-cell">
      <style:table-cell-properties fo:padding="0.097cm" fo:border-left="0.05pt solid #999999" fo:border-right="none" fo:border-top="none" fo:border-bottom="0.05pt solid #999999" style:writing-mode="page"/>
    </style:style>
    <style:style style:name="Table-worker.B2" style:family="table-cell">
      <style:table-cell-properties fo:padding="0.097cm" fo:border-left="none" fo:border-right="none" fo:border-top="none" fo:border-bottom="0.05pt solid #999999" style:writing-mode="page"/>
    </style:style>
    <style:style style:name="Table-worker.C2" style:family="table-cell">
      <style:table-cell-properties fo:background-color="#eeeeee" fo:padding="0.097cm" fo:border-left="none" fo:border-right="none" fo:border-top="none" fo:border-bottom="0.05pt solid #999999" style:writing-mode="page">
        <style:background-image/>
      </style:table-cell-properties>
    </style:style>
    <style:style style:name="Table-worker.D2" style:family="table-cell">
      <style:table-cell-properties fo:padding="0.097cm" fo:border-left="none" fo:border-right="none" fo:border-top="none" fo:border-bottom="0.05pt solid #999999" style:writing-mode="page"/>
    </style:style>
    <style:style style:name="Table-worker.F2" style:family="table-cell">
      <style:table-cell-properties fo:padding="0.097cm" fo:border-left="none" fo:border-right="none" fo:border-top="none" fo:border-bottom="0.05pt solid #999999" style:writing-mode="page"/>
    </style:style>
    <style:style style:name="Table-worker.H2" style:family="table-cell">
      <style:table-cell-properties fo:padding="0.097cm" fo:border-left="none" fo:border-right="none" fo:border-top="none" fo:border-bottom="0.05pt solid #999999" style:writing-mode="page"/>
    </style:style>
    <style:style style:name="Table-worker.I2" style:family="table-cell">
      <style:table-cell-properties fo:background-color="#eeeeee" fo:padding="0.097cm" fo:border-left="none" fo:border-right="0.05pt solid #999999" fo:border-top="none" fo:border-bottom="0.05pt solid #999999" style:writing-mode="page">
        <style:background-image/>
      </style:table-cell-properties>
    </style:style>
    <style:style style:name="Table-target" style:family="table">
      <style:table-properties style:width="19.02cm" fo:margin-left="0cm" table:align="left" fo:background-color="transparent">
        <style:background-image/>
      </style:table-properties>
    </style:style>
    <style:style style:name="Table-target.A" style:family="table-column">
      <style:table-column-properties style:column-width="4.997cm"/>
    </style:style>
    <style:style style:name="Table-target.B" style:family="table-column">
      <style:table-column-properties style:column-width="2cm"/>
    </style:style>
    <style:style style:name="Table-target.C" style:family="table-column">
      <style:table-column-properties style:column-width="2.704cm"/>
    </style:style>
    <style:style style:name="Table-target.D" style:family="table-column">
      <style:table-column-properties style:column-width="2.087cm"/>
    </style:style>
    <style:style style:name="Table-target.E" style:family="table-column">
      <style:table-column-properties style:column-width="3.323cm"/>
    </style:style>
    <style:style style:name="Table-target.F" style:family="table-column">
      <style:table-column-properties style:column-width="3.909cm"/>
    </style:style>
    <style:style style:name="Table-target.1" style:family="table-row">
      <style:table-row-properties style:min-row-height="0.635cm" fo:background-color="transparent">
        <style:background-image/>
      </style:table-row-properties>
    </style:style>
    <style:style style:name="Table-target.A1" style:family="table-cell">
      <style:table-cell-properties fo:background-color="#f8f8f8" fo:padding="0.049cm" fo:border-left="0.05pt solid #999999" fo:border-right="none" fo:border-top="0.05pt solid #999999" fo:border-bottom="0.05pt solid #999999" style:writing-mode="page">
        <style:background-image/>
      </style:table-cell-properties>
    </style:style>
    <style:style style:name="Table-target.F1" style:family="table-cell">
      <style:table-cell-properties fo:background-color="#f8f8f8" fo:padding="0.049cm" fo:border-left="none" fo:border-right="0.05pt solid #999999" fo:border-top="0.05pt solid #999999" fo:border-bottom="0.05pt solid #999999" style:writing-mode="page">
        <style:background-image/>
      </style:table-cell-properties>
    </style:style>
    <style:style style:name="Table-target.2" style:family="table-row">
      <style:table-row-properties style:min-row-height="0.635cm"/>
    </style:style>
    <style:style style:name="Table-target.A2" style:family="table-cell">
      <style:table-cell-properties fo:padding="0.049cm" fo:border-left="0.05pt solid #999999" fo:border-right="none" fo:border-top="none" fo:border-bottom="0.05pt solid #999999" style:writing-mode="page"/>
    </style:style>
    <style:style style:name="Table-target.B2" style:family="table-cell">
      <style:table-cell-properties fo:padding="0.049cm" fo:border-left="none" fo:border-right="none" fo:border-top="none" fo:border-bottom="0.05pt solid #999999" style:writing-mode="page"/>
    </style:style>
    <style:style style:name="Table-target.C2" style:family="table-cell">
      <style:table-cell-properties fo:padding="0.049cm" fo:border-left="none" fo:border-right="none" fo:border-top="none" fo:border-bottom="0.05pt solid #999999" style:writing-mode="page"/>
    </style:style>
    <style:style style:name="Table-target.D2" style:family="table-cell">
      <style:table-cell-properties fo:padding="0.049cm" fo:border-left="none" fo:border-right="none" fo:border-top="none" fo:border-bottom="0.05pt solid #999999" style:writing-mode="page"/>
    </style:style>
    <style:style style:name="Table-target.E2" style:family="table-cell">
      <style:table-cell-properties fo:padding="0.049cm" fo:border-left="none" fo:border-right="none" fo:border-top="none" fo:border-bottom="0.05pt solid #999999" style:writing-mode="page"/>
    </style:style>
    <style:style style:name="Table-target.F2" style:family="table-cell">
      <style:table-cell-properties fo:padding="0.049cm" fo:border-left="none" fo:border-right="0.05pt solid #999999" fo:border-top="none" fo:border-bottom="0.05pt solid #999999" style:writing-mode="page"/>
    </style:style>
    <style:style style:name="Table-target.3" style:family="table-row">
      <style:table-row-properties style:min-row-height="0.651cm" fo:background-color="transparent">
        <style:background-image/>
      </style:table-row-properties>
    </style:style>
    <style:style style:name="Table-target.A3" style:family="table-cell">
      <style:table-cell-properties style:vertical-align="middle" fo:padding="0.049cm" fo:border-left="0.05pt solid #999999" fo:border-right="none" fo:border-top="none" fo:border-bottom="0.05pt solid #999999" style:writing-mode="page"/>
    </style:style>
    <style:style style:name="Table-target.B3" style:family="table-cell">
      <style:table-cell-properties style:vertical-align="middle" fo:padding="0.049cm" fo:border-left="none" fo:border-right="none" fo:border-top="none" fo:border-bottom="0.05pt solid #999999" style:writing-mode="page"/>
    </style:style>
    <style:style style:name="Table-target.F3" style:family="table-cell">
      <style:table-cell-properties style:vertical-align="middle" fo:background-color="#eeeeee" fo:padding="0.049cm" fo:border-left="none" fo:border-right="0.05pt solid #999999" fo:border-top="none" fo:border-bottom="0.05pt solid #999999" style:writing-mode="page">
        <style:background-image/>
      </style:table-cell-properties>
    </style:style>
    <style:style style:name="Table-input" style:family="table">
      <style:table-properties style:width="19.001cm" table:align="margins" fo:background-color="transparent">
        <style:background-image/>
      </style:table-properties>
    </style:style>
    <style:style style:name="Table-input.A" style:family="table-column">
      <style:table-column-properties style:column-width="4.498cm" style:rel-column-width="15513*"/>
    </style:style>
    <style:style style:name="Table-input.B" style:family="table-column">
      <style:table-column-properties style:column-width="2.872cm" style:rel-column-width="9904*"/>
    </style:style>
    <style:style style:name="Table-input.C" style:family="table-column">
      <style:table-column-properties style:column-width="0.272cm" style:rel-column-width="936*"/>
    </style:style>
    <style:style style:name="Table-input.D" style:family="table-column">
      <style:table-column-properties style:column-width="3.06cm" style:rel-column-width="10555*"/>
    </style:style>
    <style:style style:name="Table-input.E" style:family="table-column">
      <style:table-column-properties style:column-width="1.198cm" style:rel-column-width="4130*"/>
    </style:style>
    <style:style style:name="Table-input.F" style:family="table-column">
      <style:table-column-properties style:column-width="1.595cm" style:rel-column-width="5499*"/>
    </style:style>
    <style:style style:name="Table-input.G" style:family="table-column">
      <style:table-column-properties style:column-width="2.503cm" style:rel-column-width="8632*"/>
    </style:style>
    <style:style style:name="Table-input.H" style:family="table-column">
      <style:table-column-properties style:column-width="3.006cm" style:rel-column-width="10366*"/>
    </style:style>
    <style:style style:name="Table-input.1" style:family="table-row">
      <style:table-row-properties fo:background-color="transparent">
        <style:background-image/>
      </style:table-row-properties>
    </style:style>
    <style:style style:name="Table-input.A1" style:family="table-cell">
      <style:table-cell-properties fo:background-color="#f8f8f8" fo:padding="0.049cm" fo:border-left="0.05pt solid #999999" fo:border-right="none" fo:border-top="0.05pt solid #999999" fo:border-bottom="0.05pt solid #999999" style:writing-mode="page">
        <style:background-image/>
      </style:table-cell-properties>
    </style:style>
    <style:style style:name="Table-input.C1" style:family="table-cell">
      <style:table-cell-properties fo:background-color="#f8f8f8" fo:padding="0.049cm" fo:border-left="none" fo:border-right="none" fo:border-top="0.05pt solid #999999" fo:border-bottom="0.05pt solid #999999" style:writing-mode="page">
        <style:background-image/>
      </style:table-cell-properties>
    </style:style>
    <style:style style:name="Table-input.H1" style:family="table-cell">
      <style:table-cell-properties fo:background-color="#f8f8f8" fo:padding="0.049cm" fo:border-left="none" fo:border-right="0.05pt solid #999999" fo:border-top="0.05pt solid #999999" fo:border-bottom="0.05pt solid #999999" style:writing-mode="page">
        <style:background-image/>
      </style:table-cell-properties>
    </style:style>
    <style:style style:name="Table-input.A2" style:family="table-cell">
      <style:table-cell-properties fo:padding="0.049cm" fo:border-left="0.05pt solid #999999" fo:border-right="none" fo:border-top="none" fo:border-bottom="0.05pt solid #999999" style:writing-mode="page"/>
    </style:style>
    <style:style style:name="Table-input.B2" style:family="table-cell">
      <style:table-cell-properties fo:padding="0.049cm" fo:border-left="none" fo:border-right="none" fo:border-top="none" fo:border-bottom="0.05pt solid #999999" style:writing-mode="page"/>
    </style:style>
    <style:style style:name="Table-input.D2" style:family="table-cell">
      <style:table-cell-properties fo:padding="0.049cm" fo:border-left="none" fo:border-right="none" fo:border-top="none" fo:border-bottom="0.05pt solid #999999" style:writing-mode="page"/>
    </style:style>
    <style:style style:name="Table-input.E2" style:family="table-cell">
      <style:table-cell-properties fo:padding="0.049cm" fo:border-left="none" fo:border-right="none" fo:border-top="none" fo:border-bottom="0.05pt solid #999999" style:writing-mode="page"/>
    </style:style>
    <style:style style:name="Table-input.G2" style:family="table-cell">
      <style:table-cell-properties fo:padding="0.049cm" fo:border-left="none" fo:border-right="none" fo:border-top="none" fo:border-bottom="0.05pt solid #999999" style:writing-mode="page"/>
    </style:style>
    <style:style style:name="Table-input.H2" style:family="table-cell">
      <style:table-cell-properties fo:padding="0.049cm" fo:border-left="none" fo:border-right="0.05pt solid #999999" fo:border-top="none" fo:border-bottom="0.05pt solid #999999" style:writing-mode="page"/>
    </style:style>
    <style:style style:name="Table-input.3" style:family="table-row">
      <style:table-row-properties style:min-row-height="0.658cm" fo:background-color="transparent">
        <style:background-image/>
      </style:table-row-properties>
    </style:style>
    <style:style style:name="Table-input.A3" style:family="table-cell">
      <style:table-cell-properties style:vertical-align="middle" fo:padding="0.049cm" fo:border-left="0.05pt solid #999999" fo:border-right="none" fo:border-top="none" fo:border-bottom="0.05pt solid #999999" style:writing-mode="page"/>
    </style:style>
    <style:style style:name="Table-input.B3" style:family="table-cell">
      <style:table-cell-properties style:vertical-align="middle" fo:background-color="#eeeeee" fo:padding="0.049cm" fo:border-left="none" fo:border-right="none" fo:border-top="none" fo:border-bottom="0.05pt solid #999999" style:writing-mode="page">
        <style:background-image/>
      </style:table-cell-properties>
    </style:style>
    <style:style style:name="Table-input.D3" style:family="table-cell">
      <style:table-cell-properties style:vertical-align="middle" fo:padding="0.049cm" fo:border-left="none" fo:border-right="none" fo:border-top="none" fo:border-bottom="0.05pt solid #999999" style:writing-mode="page"/>
    </style:style>
    <style:style style:name="Table-input.G3" style:family="table-cell">
      <style:table-cell-properties style:vertical-align="middle" fo:padding="0.049cm" fo:border-left="none" fo:border-right="none" fo:border-top="none" fo:border-bottom="0.05pt solid #999999" style:writing-mode="page"/>
    </style:style>
    <style:style style:name="Table-input.H3" style:family="table-cell">
      <style:table-cell-properties style:vertical-align="middle" fo:background-color="#eeeeee" fo:padding="0.049cm" fo:border-left="none" fo:border-right="0.05pt solid #999999" fo:border-top="none" fo:border-bottom="0.05pt solid #999999" style:writing-mode="page">
        <style:background-image/>
      </style:table-cell-properties>
    </style:style>
    <style:style style:name="Table-tools" style:family="table">
      <style:table-properties style:width="19.001cm" table:align="margins" fo:background-color="transparent">
        <style:background-image/>
      </style:table-properties>
    </style:style>
    <style:style style:name="Table-tools.A" style:family="table-column">
      <style:table-column-properties style:column-width="7.703cm" style:rel-column-width="26568*"/>
    </style:style>
    <style:style style:name="Table-tools.B" style:family="table-column">
      <style:table-column-properties style:column-width="2.205cm" style:rel-column-width="7604*"/>
    </style:style>
    <style:style style:name="Table-tools.C" style:family="table-column">
      <style:table-column-properties style:column-width="9.093cm" style:rel-column-width="31363*"/>
    </style:style>
    <style:style style:name="Table-tools.1" style:family="table-row">
      <style:table-row-properties fo:background-color="transparent">
        <style:background-image/>
      </style:table-row-properties>
    </style:style>
    <style:style style:name="Table-tools.A1" style:family="table-cell">
      <style:table-cell-properties fo:background-color="#f8f8f8" fo:padding="0.049cm" fo:border-left="0.05pt solid #999999" fo:border-right="none" fo:border-top="0.05pt solid #999999" fo:border-bottom="0.05pt solid #999999" style:writing-mode="page">
        <style:background-image/>
      </style:table-cell-properties>
    </style:style>
    <style:style style:name="Table-tools.C1" style:family="table-cell">
      <style:table-cell-properties fo:background-color="#f8f8f8" fo:padding="0.049cm" fo:border-left="none" fo:border-right="0.05pt solid #999999" fo:border-top="0.05pt solid #999999" fo:border-bottom="0.05pt solid #999999" style:writing-mode="page">
        <style:background-image/>
      </style:table-cell-properties>
    </style:style>
    <style:style style:name="Table-tools.A2" style:family="table-cell">
      <style:table-cell-properties fo:padding="0.049cm" fo:border-left="0.05pt solid #999999" fo:border-right="none" fo:border-top="none" fo:border-bottom="0.05pt solid #999999" style:writing-mode="page"/>
    </style:style>
    <style:style style:name="Table-tools.B2" style:family="table-cell">
      <style:table-cell-properties fo:padding="0.049cm" fo:border-left="none" fo:border-right="none" fo:border-top="none" fo:border-bottom="0.05pt solid #999999" style:writing-mode="page"/>
    </style:style>
    <style:style style:name="Table-tools.C2" style:family="table-cell">
      <style:table-cell-properties fo:padding="0.049cm" fo:border-left="none" fo:border-right="0.05pt solid #999999" fo:border-top="none" fo:border-bottom="0.05pt solid #999999" style:writing-mode="page"/>
    </style:style>
    <style:style style:name="Table-tools.3" style:family="table-row">
      <style:table-row-properties style:min-row-height="0.658cm" fo:background-color="transparent">
        <style:background-image/>
      </style:table-row-properties>
    </style:style>
    <style:style style:name="Table-tools.A3" style:family="table-cell">
      <style:table-cell-properties fo:padding="0.049cm" fo:border-left="0.05pt solid #999999" fo:border-right="none" fo:border-top="none" fo:border-bottom="0.05pt solid #999999" style:writing-mode="page"/>
    </style:style>
    <style:style style:name="Table-tools.B3" style:family="table-cell">
      <style:table-cell-properties fo:padding="0.049cm" fo:border-left="none" fo:border-right="none" fo:border-top="none" fo:border-bottom="0.05pt solid #999999" style:writing-mode="page"/>
    </style:style>
    <style:style style:name="Table-tools.C3" style:family="table-cell">
      <style:table-cell-properties fo:background-color="#eeeeee" fo:padding="0.049cm" fo:border-left="none" fo:border-right="0.05pt solid #999999" fo:border-top="none" fo:border-bottom="0.05pt solid #999999" style:writing-mode="page">
        <style:background-image/>
      </style:table-cell-properties>
    </style:style>
    <style:style style:name="Table2" style:family="table">
      <style:table-properties style:width="19.001cm" table:align="margins" fo:background-color="transparent">
        <style:background-image/>
      </style:table-properties>
    </style:style>
    <style:style style:name="Table2.A" style:family="table-column">
      <style:table-column-properties style:column-width="19.001cm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f8f8f8" fo:padding="0.051cm" fo:border-left="none" fo:border-right="none" fo:border-top="0.05pt solid #999999" fo:border-bottom="0.05pt solid #999999" style:writing-mode="page">
        <style:background-image/>
      </style:table-cell-properties>
    </style:style>
    <style:style style:name="Retour" style:family="table">
      <style:table-properties style:width="19.001cm" table:align="margins" fo:background-color="transparent">
        <style:background-image/>
      </style:table-properties>
    </style:style>
    <style:style style:name="Retour.A" style:family="table-column">
      <style:table-column-properties style:column-width="3.859cm" style:rel-column-width="13311*"/>
    </style:style>
    <style:style style:name="Retour.B" style:family="table-column">
      <style:table-column-properties style:column-width="1.166cm" style:rel-column-width="4021*"/>
    </style:style>
    <style:style style:name="Retour.C" style:family="table-column">
      <style:table-column-properties style:column-width="1.058cm" style:rel-column-width="3650*"/>
    </style:style>
    <style:style style:name="Retour.D" style:family="table-column">
      <style:table-column-properties style:column-width="1.513cm" style:rel-column-width="5219*"/>
    </style:style>
    <style:style style:name="Retour.E" style:family="table-column">
      <style:table-column-properties style:column-width="1.399cm" style:rel-column-width="4824*"/>
    </style:style>
    <style:style style:name="Retour.F" style:family="table-column">
      <style:table-column-properties style:column-width="3.293cm" style:rel-column-width="11358*"/>
    </style:style>
    <style:style style:name="Retour.G" style:family="table-column">
      <style:table-column-properties style:column-width="1.009cm" style:rel-column-width="3479*"/>
    </style:style>
    <style:style style:name="Retour.H" style:family="table-column">
      <style:table-column-properties style:column-width="1.813cm" style:rel-column-width="6254*"/>
    </style:style>
    <style:style style:name="Retour.I" style:family="table-column">
      <style:table-column-properties style:column-width="1.988cm" style:rel-column-width="6856*"/>
    </style:style>
    <style:style style:name="Retour.J" style:family="table-column">
      <style:table-column-properties style:column-width="1.903cm" style:rel-column-width="6563*"/>
    </style:style>
    <style:style style:name="Retour.1" style:family="table-row">
      <style:table-row-properties fo:background-color="transparent">
        <style:background-image/>
      </style:table-row-properties>
    </style:style>
    <style:style style:name="Retour.A1" style:family="table-cell">
      <style:table-cell-properties style:vertical-align="middle" fo:padding="0.049cm" fo:border-left="0.05pt solid #999999" fo:border-right="none" fo:border-top="0.05pt solid #999999" fo:border-bottom="0.05pt solid #999999" style:writing-mode="page"/>
    </style:style>
    <style:style style:name="Retour.B1" style:family="table-cell">
      <style:table-cell-properties style:vertical-align="middle" fo:padding="0.049cm" fo:border-left="none" fo:border-right="none" fo:border-top="0.05pt solid #999999" fo:border-bottom="0.05pt solid #999999" style:writing-mode="page"/>
    </style:style>
    <style:style style:name="Retour.C1" style:family="table-cell">
      <style:table-cell-properties style:vertical-align="middle" fo:background-color="#eeeeee" fo:padding="0.049cm" fo:border-left="none" fo:border-right="none" fo:border-top="0.05pt solid #999999" fo:border-bottom="0.05pt solid #999999" style:writing-mode="page">
        <style:background-image/>
      </style:table-cell-properties>
    </style:style>
    <style:style style:name="Retour.J1" style:family="table-cell">
      <style:table-cell-properties style:vertical-align="middle" fo:background-color="#eeeeee" fo:padding="0.049cm" fo:border-left="none" fo:border-right="0.05pt solid #999999" fo:border-top="0.05pt solid #999999" fo:border-bottom="0.05pt solid #999999" style:writing-mode="page">
        <style:background-image/>
      </style:table-cell-properties>
    </style:style>
    <style:style style:name="Retour.2" style:family="table-row">
      <style:table-row-properties style:min-row-height="0.894cm" fo:background-color="transparent">
        <style:background-image/>
      </style:table-row-properties>
    </style:style>
    <style:style style:name="Retour.A2" style:family="table-cell">
      <style:table-cell-properties style:vertical-align="middle" fo:padding="0.049cm" fo:border-left="0.05pt solid #999999" fo:border-right="none" fo:border-top="none" fo:border-bottom="0.05pt solid #999999" style:writing-mode="page"/>
    </style:style>
    <style:style style:name="Retour.B2" style:family="table-cell">
      <style:table-cell-properties style:vertical-align="middle" fo:background-color="#eeeeee" fo:padding="0.049cm" fo:border-left="none" fo:border-right="none" fo:border-top="none" fo:border-bottom="0.05pt solid #999999" style:writing-mode="page">
        <style:background-image/>
      </style:table-cell-properties>
    </style:style>
    <style:style style:name="Retour.D2" style:family="table-cell">
      <style:table-cell-properties style:vertical-align="middle" fo:padding="0.049cm" fo:border-left="none" fo:border-right="none" fo:border-top="none" fo:border-bottom="0.05pt solid #999999" style:writing-mode="page"/>
    </style:style>
    <style:style style:name="Retour.G2" style:family="table-cell">
      <style:table-cell-properties style:vertical-align="middle" fo:padding="0.049cm" fo:border-left="none" fo:border-right="none" fo:border-top="none" fo:border-bottom="0.05pt solid #999999" style:writing-mode="page"/>
    </style:style>
    <style:style style:name="Retour.I2" style:family="table-cell">
      <style:table-cell-properties style:vertical-align="middle" fo:background-color="#eeeeee" fo:padding="0.049cm" fo:border-left="none" fo:border-right="0.05pt solid #999999" fo:border-top="none" fo:border-bottom="0.05pt solid #999999" style:writing-mode="page">
        <style:background-image/>
      </style:table-cell-properties>
    </style:style>
    <style:style style:name="Retour.3" style:family="table-row">
      <style:table-row-properties style:min-row-height="0.972cm" fo:background-color="transparent">
        <style:background-image/>
      </style:table-row-properties>
    </style:style>
    <style:style style:name="Retour.A3" style:family="table-cell">
      <style:table-cell-properties style:vertical-align="middle" fo:padding="0.049cm" fo:border-left="0.05pt solid #999999" fo:border-right="none" fo:border-top="none" fo:border-bottom="0.05pt solid #999999" style:writing-mode="page"/>
    </style:style>
    <style:style style:name="Retour.D3" style:family="table-cell">
      <style:table-cell-properties style:vertical-align="middle" fo:padding="0.049cm" fo:border-left="none" fo:border-right="none" fo:border-top="none" fo:border-bottom="0.05pt solid #999999" style:writing-mode="page"/>
    </style:style>
    <style:style style:name="Retour.F3" style:family="table-cell">
      <style:table-cell-properties style:vertical-align="middle" fo:padding="0.049cm" fo:border-left="none" fo:border-right="none" fo:border-top="none" fo:border-bottom="0.05pt solid #999999" style:writing-mode="page"/>
    </style:style>
    <style:style style:name="Retour.4" style:family="table-row">
      <style:table-row-properties style:min-row-height="0.794cm" fo:background-color="transparent">
        <style:background-image/>
      </style:table-row-properties>
    </style:style>
    <style:style style:name="Retour.A4" style:family="table-cell">
      <style:table-cell-properties style:vertical-align="middle" fo:padding="0.049cm" fo:border-left="0.05pt solid #999999" fo:border-right="none" fo:border-top="none" fo:border-bottom="0.05pt solid #999999" style:writing-mode="page"/>
    </style:style>
    <style:style style:name="Retour.C4" style:family="table-cell">
      <style:table-cell-properties style:vertical-align="middle" fo:padding="0.049cm" fo:border-left="none" fo:border-right="none" fo:border-top="none" fo:border-bottom="0.05pt solid #999999" style:writing-mode="page"/>
    </style:style>
    <style:style style:name="Retour.E4" style:family="table-cell">
      <style:table-cell-properties style:vertical-align="middle" fo:padding="0.049cm" fo:border-left="none" fo:border-right="none" fo:border-top="none" fo:border-bottom="0.05pt solid #999999" style:writing-mode="page"/>
    </style:style>
    <style:style style:name="Retour.G4" style:family="table-cell">
      <style:table-cell-properties style:vertical-align="middle" fo:padding="0.049cm" fo:border-left="none" fo:border-right="0.05pt solid #999999" fo:border-top="none" fo:border-bottom="0.05pt solid #999999" style:writing-mode="page"/>
    </style:style>
    <style:style style:name="Retour.A5" style:family="table-cell">
      <style:table-cell-properties style:vertical-align="middle" fo:padding="0.049cm" fo:border-left="0.05pt solid #999999" fo:border-right="0.05pt solid #999999" fo:border-top="none" fo:border-bottom="0.05pt solid #999999" style:writing-mode="page"/>
    </style:style>
    <style:style style:name="Retour.6" style:family="table-row">
      <style:table-row-properties style:min-row-height="2.499cm" fo:background-color="transparent">
        <style:background-image/>
      </style:table-row-properties>
    </style:style>
    <style:style style:name="Retour.A6" style:family="table-cell">
      <style:table-cell-properties style:vertical-align="middle" fo:padding="0.049cm" fo:border-left="0.05pt solid #999999" fo:border-right="none" fo:border-top="none" fo:border-bottom="0.05pt solid #999999" style:writing-mode="page"/>
    </style:style>
    <style:style style:name="Retour.F6" style:family="table-cell">
      <style:table-cell-properties style:vertical-align="middle" fo:padding="0.049cm" fo:border-left="none" fo:border-right="none" fo:border-top="none" fo:border-bottom="0.05pt solid #999999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1032efa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1032efa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1032efa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ato" fo:font-size="8pt" fo:font-style="italic" officeooo:rsid="01086100" officeooo:paragraph-rsid="01086100" style:font-size-asian="8pt" style:font-style-asian="italic" style:font-size-complex="8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Lato" officeooo:rsid="00bd516c" officeooo:paragraph-rsid="00409218"/>
    </style:style>
    <style:style style:name="P7" style:family="paragraph" style:parent-style-name="Standard">
      <style:text-properties style:font-name="Lato" officeooo:rsid="00afdc66" officeooo:paragraph-rsid="00d484d3"/>
    </style:style>
    <style:style style:name="P8" style:family="paragraph" style:parent-style-name="Standard">
      <style:text-properties style:font-name="Lato" officeooo:rsid="00afdc66" officeooo:paragraph-rsid="00dadb17"/>
    </style:style>
    <style:style style:name="P9" style:family="paragraph" style:parent-style-name="Standard">
      <style:text-properties style:font-name="Lato" officeooo:rsid="00afdc66" officeooo:paragraph-rsid="00d6436c"/>
    </style:style>
    <style:style style:name="P10" style:family="paragraph" style:parent-style-name="Standard">
      <style:text-properties style:font-name="Lato" fo:font-size="13pt" officeooo:paragraph-rsid="00d484d3" style:font-size-asian="13pt" style:font-size-complex="13pt"/>
    </style:style>
    <style:style style:name="P11" style:family="paragraph" style:parent-style-name="Standard">
      <style:text-properties style:font-name="Lato" fo:font-size="12pt" officeooo:paragraph-rsid="00fee6f4" style:font-size-asian="12pt" style:font-size-complex="12pt"/>
    </style:style>
    <style:style style:name="P12" style:family="paragraph" style:parent-style-name="Standard">
      <style:text-properties style:font-name="Lato" officeooo:rsid="0069c780" officeooo:paragraph-rsid="00d6436c"/>
    </style:style>
    <style:style style:name="P13" style:family="paragraph" style:parent-style-name="Standard">
      <style:text-properties officeooo:paragraph-rsid="010a148d"/>
    </style:style>
    <style:style style:name="P14" style:family="paragraph" style:parent-style-name="Table_20_Heading">
      <style:paragraph-properties fo:text-align="center" style:justify-single-word="false"/>
      <style:text-properties style:font-name="Lato" fo:font-size="12pt" officeooo:rsid="00d760d4" officeooo:paragraph-rsid="00d484d3" style:font-size-asian="12pt" style:font-size-complex="12pt"/>
    </style:style>
    <style:style style:name="P15" style:family="paragraph" style:parent-style-name="Lato">
      <style:text-properties style:font-name="Lato" fo:font-size="12pt" officeooo:paragraph-rsid="0134bd75" style:font-size-asian="12pt" style:font-size-complex="12pt"/>
    </style:style>
    <style:style style:name="P16" style:family="paragraph" style:parent-style-name="Lato">
      <style:text-properties style:font-name="Lato" fo:font-size="12pt" officeooo:paragraph-rsid="013717d3" style:font-size-asian="12pt" style:font-size-complex="12pt"/>
    </style:style>
    <style:style style:name="P17" style:family="paragraph" style:parent-style-name="Lato">
      <style:text-properties style:font-name="Lato" fo:font-size="11pt" style:font-size-asian="11pt" style:font-size-complex="11pt"/>
    </style:style>
    <style:style style:name="P18" style:family="paragraph" style:parent-style-name="Lato">
      <style:text-properties style:font-name="Lato" fo:font-size="11pt" officeooo:rsid="012f055d" officeooo:paragraph-rsid="012f055d" style:font-size-asian="11pt" style:font-size-complex="11pt"/>
    </style:style>
    <style:style style:name="P19" style:family="paragraph" style:parent-style-name="Lato">
      <style:text-properties style:font-name="Lato" fo:font-size="11pt" officeooo:rsid="00f643cf" officeooo:paragraph-rsid="00f643cf" style:font-size-asian="11pt" style:font-size-complex="11pt"/>
    </style:style>
    <style:style style:name="P20" style:family="paragraph" style:parent-style-name="Lato">
      <style:paragraph-properties fo:line-height="100%" fo:text-align="end" style:justify-single-word="false"/>
      <style:text-properties style:font-name="Lato" fo:font-size="11pt" officeooo:rsid="012fd801" officeooo:paragraph-rsid="012fd801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1" style:family="paragraph" style:parent-style-name="Lato">
      <style:text-properties style:font-name="Lato" fo:font-size="11pt" fo:font-weight="bold" style:font-size-asian="11pt" style:font-weight-asian="bold" style:font-size-complex="11pt" style:font-weight-complex="bold"/>
    </style:style>
    <style:style style:name="P22" style:family="paragraph" style:parent-style-name="Lato">
      <style:paragraph-properties fo:text-align="start" style:justify-single-word="false"/>
      <style:text-properties style:font-name="Lato" fo:font-size="11pt" fo:font-weight="normal" style:font-size-asian="11pt" style:font-weight-asian="normal" style:font-size-complex="11pt" style:font-weight-complex="normal"/>
    </style:style>
    <style:style style:name="P23" style:family="paragraph" style:parent-style-name="Lato">
      <style:paragraph-properties fo:text-align="center" style:justify-single-word="false"/>
      <style:text-properties style:font-name="Lato" fo:font-size="11pt" fo:font-weight="normal" officeooo:rsid="012fd801" officeooo:paragraph-rsid="012fd801" style:font-size-asian="11pt" style:font-weight-asian="normal" style:font-size-complex="11pt" style:font-weight-complex="normal"/>
    </style:style>
    <style:style style:name="P24" style:family="paragraph" style:parent-style-name="Lato">
      <style:paragraph-properties fo:text-align="start" style:justify-single-word="false"/>
      <style:text-properties style:font-name="Lato" fo:font-size="11pt" fo:font-weight="normal" officeooo:rsid="0131f881" officeooo:paragraph-rsid="0131f881" style:font-size-asian="11pt" style:font-weight-asian="normal" style:font-size-complex="11pt" style:font-weight-complex="normal"/>
    </style:style>
    <style:style style:name="P25" style:family="paragraph" style:parent-style-name="Lato">
      <style:paragraph-properties fo:text-align="center" style:justify-single-word="false"/>
      <style:text-properties style:font-name="Lato" fo:font-size="11pt" fo:font-weight="normal" officeooo:rsid="0130ea90" officeooo:paragraph-rsid="0130ea90" style:font-size-asian="11pt" style:font-weight-asian="normal" style:font-size-complex="11pt" style:font-weight-complex="normal"/>
    </style:style>
    <style:style style:name="P26" style:family="paragraph" style:parent-style-name="Lato">
      <style:paragraph-properties fo:text-align="center" style:justify-single-word="false"/>
      <style:text-properties style:font-name="Lato" fo:font-size="11pt" fo:font-weight="normal" style:font-size-asian="11pt" style:font-weight-asian="normal" style:font-size-complex="11pt" style:font-weight-complex="normal"/>
    </style:style>
    <style:style style:name="P27" style:family="paragraph" style:parent-style-name="Lato">
      <style:paragraph-properties fo:line-height="100%" fo:text-align="center" style:justify-single-word="false"/>
      <style:text-properties style:font-name="Lato" fo:font-size="10pt" officeooo:rsid="011bee78" officeooo:paragraph-rsid="011bee7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Lato">
      <style:paragraph-properties fo:line-height="100%" fo:text-align="center" style:justify-single-word="false"/>
      <style:text-properties style:font-name="Lato" fo:font-size="10pt" officeooo:rsid="011e0ec5" officeooo:paragraph-rsid="011e0ec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Lato">
      <style:paragraph-properties fo:line-height="100%" fo:text-align="center" style:justify-single-word="false"/>
      <style:text-properties style:font-name="Lato" fo:font-size="10pt" style:font-size-asian="10pt" style:font-size-complex="10pt"/>
    </style:style>
    <style:style style:name="P30" style:family="paragraph" style:parent-style-name="Lato">
      <style:paragraph-properties fo:text-align="center" style:justify-single-word="false"/>
      <style:text-properties style:font-name="Lato" fo:font-size="10pt" officeooo:rsid="00f643cf" officeooo:paragraph-rsid="00f643cf" style:font-size-asian="10pt" style:font-size-complex="10pt"/>
    </style:style>
    <style:style style:name="P31" style:family="paragraph" style:parent-style-name="Lato">
      <style:paragraph-properties fo:line-height="100%" fo:text-align="center" style:justify-single-word="false"/>
      <style:text-properties style:font-name="Lato" fo:font-size="10pt" fo:font-weight="bold" style:font-size-asian="10pt" style:font-weight-asian="bold" style:font-size-complex="10pt" style:font-weight-complex="bold"/>
    </style:style>
    <style:style style:name="P32" style:family="paragraph" style:parent-style-name="Lato">
      <style:paragraph-properties fo:line-height="100%" fo:text-align="center" style:justify-single-word="false"/>
      <style:text-properties style:font-name="Lato" fo:font-size="10pt" fo:font-weight="bold" officeooo:rsid="011bee78" officeooo:paragraph-rsid="011bee7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" style:family="paragraph" style:parent-style-name="Lato">
      <style:text-properties fo:color="#4e102d" style:font-name="Lato" fo:font-size="12pt" style:font-size-asian="12pt" style:font-size-complex="12pt"/>
    </style:style>
    <style:style style:name="P34" style:family="paragraph" style:parent-style-name="Lato">
      <style:text-properties fo:color="#4e102d" style:font-name="Lato" fo:font-size="12pt" fo:font-weight="bold" style:font-size-asian="12pt" style:font-weight-asian="bold" style:font-size-complex="12pt" style:font-weight-complex="bold"/>
    </style:style>
    <style:style style:name="P35" style:family="paragraph" style:parent-style-name="Lato">
      <style:text-properties fo:color="#4e102d" style:font-name="Lato" fo:font-size="12pt" fo:font-weight="bold" officeooo:rsid="0131f881" officeooo:paragraph-rsid="0131f881" style:font-size-asian="12pt" style:font-weight-asian="bold" style:font-size-complex="12pt" style:font-weight-complex="bold"/>
    </style:style>
    <style:style style:name="P36" style:family="paragraph" style:parent-style-name="Lato">
      <style:text-properties fo:color="#000000" style:font-name="Lato" fo:font-size="12pt" fo:font-weight="normal" style:font-size-asian="12pt" style:font-weight-asian="normal" style:font-size-complex="12pt" style:font-weight-complex="normal"/>
    </style:style>
    <style:style style:name="P37" style:family="paragraph" style:parent-style-name="Lato">
      <style:text-properties fo:color="#000000" style:font-name="Lato" fo:font-size="12pt" fo:font-weight="normal" officeooo:rsid="0131f881" officeooo:paragraph-rsid="0131f881" style:font-size-asian="12pt" style:font-weight-asian="normal" style:font-size-complex="12pt" style:font-weight-complex="normal"/>
    </style:style>
    <style:style style:name="P38" style:family="paragraph" style:parent-style-name="Lato">
      <style:paragraph-properties fo:text-align="center" style:justify-single-word="false"/>
      <style:text-properties fo:color="#000000" style:font-name="Lato" fo:font-size="12pt" fo:font-weight="normal" style:font-size-asian="12pt" style:font-weight-asian="normal" style:font-size-complex="12pt" style:font-weight-complex="normal"/>
    </style:style>
    <style:style style:name="P39" style:family="paragraph" style:parent-style-name="Lato">
      <style:text-properties officeooo:paragraph-rsid="010a148d"/>
    </style:style>
    <style:style style:name="P40" style:family="paragraph" style:parent-style-name="Lato">
      <style:paragraph-properties fo:line-height="100%" fo:text-align="start" style:justify-single-word="false"/>
      <style:text-properties fo:color="#3465a4" style:font-name="Lato" fo:font-size="10pt" style:font-size-asian="10pt" style:font-size-complex="10pt"/>
    </style:style>
    <style:style style:name="P41" style:family="paragraph" style:parent-style-name="Lato">
      <style:paragraph-properties fo:line-height="100%" fo:text-align="start" style:justify-single-word="false"/>
      <style:text-properties fo:color="#3465a4" style:font-name="Lato" fo:font-size="10pt" officeooo:rsid="011afc4c" officeooo:paragraph-rsid="011afc4c" style:font-size-asian="10pt" style:font-size-complex="10pt"/>
    </style:style>
    <style:style style:name="P42" style:family="paragraph" style:parent-style-name="Lato">
      <style:text-properties fo:color="#3465a4" style:font-name="Lato" fo:font-size="10pt" fo:font-weight="bold" style:font-size-asian="10pt" style:font-weight-asian="bold" style:font-size-complex="10pt" style:font-weight-complex="bold"/>
    </style:style>
    <style:style style:name="P43" style:family="paragraph" style:parent-style-name="Lato">
      <style:paragraph-properties fo:line-height="100%" fo:text-align="start" style:justify-single-word="false"/>
      <style:text-properties fo:color="#3465a4" style:font-name="Lato" fo:font-size="10pt" fo:font-weight="bold" style:font-size-asian="10pt" style:font-weight-asian="bold" style:font-size-complex="10pt" style:font-weight-complex="bold"/>
    </style:style>
    <style:style style:name="P44" style:family="paragraph" style:parent-style-name="Lato">
      <style:paragraph-properties fo:text-align="center" style:justify-single-word="false"/>
    </style:style>
    <style:style style:name="P45" style:family="paragraph" style:parent-style-name="Lato">
      <style:text-properties fo:font-weight="bold" officeooo:paragraph-rsid="010a148d" style:font-weight-asian="bold" style:font-weight-complex="bold"/>
    </style:style>
    <style:style style:name="P46" style:family="paragraph" style:parent-style-name="Table_20_Contents">
      <style:text-properties style:font-name="Lato"/>
    </style:style>
    <style:style style:name="P47" style:family="paragraph" style:parent-style-name="Table_20_Contents">
      <style:text-properties style:font-name="Lato" officeooo:rsid="012d06fa" officeooo:paragraph-rsid="012d06fa"/>
    </style:style>
    <style:style style:name="P48" style:family="paragraph" style:parent-style-name="Table_20_Contents">
      <style:paragraph-properties fo:text-align="end" style:justify-single-word="false"/>
      <style:text-properties style:font-name="Lato" fo:font-weight="bold" officeooo:rsid="0131f881" officeooo:paragraph-rsid="0131f881" style:font-weight-asian="bold" style:font-weight-complex="bold"/>
    </style:style>
    <style:style style:name="P49" style:family="paragraph" style:parent-style-name="Table_20_Contents">
      <style:paragraph-properties fo:text-align="end" style:justify-single-word="false"/>
      <style:text-properties style:font-name="Lato" fo:font-weight="bold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ato" fo:font-weight="bold" style:font-weight-asian="bold" style:font-weight-complex="bold"/>
    </style:style>
    <style:style style:name="P51" style:family="paragraph" style:parent-style-name="Table_20_Contents">
      <style:text-properties style:font-name="Lato" fo:font-weight="bold" officeooo:rsid="013717d3" officeooo:paragraph-rsid="013717d3" style:font-weight-asian="bold" style:font-weight-complex="bold"/>
    </style:style>
    <style:style style:name="P52" style:family="paragraph" style:parent-style-name="Table_20_Contents">
      <style:text-properties style:font-name="Lato" officeooo:rsid="0131f881" officeooo:paragraph-rsid="0131f881"/>
    </style:style>
    <style:style style:name="P53" style:family="paragraph" style:parent-style-name="Table_20_Contents">
      <style:paragraph-properties fo:text-align="end" style:justify-single-word="false"/>
      <style:text-properties style:font-name="Lato"/>
    </style:style>
    <style:style style:name="P54" style:family="paragraph" style:parent-style-name="Table_20_Contents">
      <style:text-properties style:font-name="Lato" officeooo:rsid="0134bd75" officeooo:paragraph-rsid="0134bd75"/>
    </style:style>
    <style:style style:name="P55" style:family="paragraph" style:parent-style-name="Table_20_Contents">
      <style:paragraph-properties fo:text-align="end" style:justify-single-word="false"/>
      <style:text-properties style:font-name="Lato" officeooo:rsid="0134bd75" officeooo:paragraph-rsid="0134bd75"/>
    </style:style>
    <style:style style:name="P56" style:family="paragraph" style:parent-style-name="Table_20_Contents">
      <style:text-properties style:font-name="Lato" officeooo:rsid="0134bd75" officeooo:paragraph-rsid="01381f3e"/>
    </style:style>
    <style:style style:name="P57" style:family="paragraph" style:parent-style-name="Table_20_Contents">
      <style:text-properties style:font-name="Lato" officeooo:paragraph-rsid="01381f3e"/>
    </style:style>
    <style:style style:name="P58" style:family="paragraph" style:parent-style-name="Lato">
      <style:paragraph-properties fo:text-align="center" style:justify-single-word="false"/>
      <style:text-properties style:font-name="Lato" fo:font-size="11pt" fo:font-weight="normal" officeooo:rsid="013eb33d" officeooo:paragraph-rsid="013eb33d" style:font-size-asian="11pt" style:font-weight-asian="normal" style:font-size-complex="11pt" style:font-weight-complex="normal"/>
    </style:style>
    <style:style style:name="P59" style:family="paragraph">
      <style:paragraph-properties fo:text-align="center"/>
    </style:style>
    <style:style style:name="P60" style:family="paragraph">
      <style:paragraph-properties fo:text-align="end"/>
    </style:style>
    <style:style style:name="P61" style:family="paragraph">
      <loext:graphic-properties draw:fill="none" draw:fill-color="#ffffff"/>
      <style:paragraph-properties fo:text-align="end" style:writing-mode="lr-tb"/>
      <style:text-properties style:font-name="Lato" fo:font-size="11pt" style:font-size-asian="11pt" style:font-size-complex="11pt"/>
    </style:style>
    <style:style style:name="P62" style:family="paragraph">
      <loext:graphic-properties draw:fill="none" draw:fill-color="#ffffff"/>
      <style:paragraph-properties fo:text-align="center" style:writing-mode="lr-tb"/>
      <style:text-properties style:font-name="Lato" fo:font-size="22pt" style:font-size-asian="22pt" style:font-size-complex="22pt"/>
    </style:style>
    <style:style style:name="T1" style:family="text">
      <style:text-properties style:font-name="Lato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Lato" fo:font-size="11pt" fo:font-weight="normal" officeooo:rsid="0135b54c" style:font-size-asian="11pt" style:font-weight-asian="normal" style:font-size-complex="11pt" style:font-weight-complex="normal"/>
    </style:style>
    <style:style style:name="T3" style:family="text">
      <style:text-properties officeooo:rsid="010a148d"/>
    </style:style>
    <style:style style:name="T4" style:family="text">
      <style:text-properties officeooo:rsid="01175570"/>
    </style:style>
    <style:style style:name="T5" style:family="text">
      <style:text-properties officeooo:rsid="012d06fa"/>
    </style:style>
    <style:style style:name="T6" style:family="text">
      <style:text-properties officeooo:rsid="012f055d"/>
    </style:style>
    <style:style style:name="T7" style:family="text">
      <style:text-properties fo:color="#4e102d" style:font-name="Lato" fo:font-size="12pt" fo:font-weight="normal" officeooo:rsid="012fd801" style:font-size-asian="12pt" style:font-weight-asian="normal" style:font-size-complex="12pt" style:font-weight-complex="normal"/>
    </style:style>
    <style:style style:name="T8" style:family="text">
      <style:text-properties fo:color="#4e102d" style:font-name="Lato" fo:font-size="12pt" fo:font-weight="normal" officeooo:rsid="010a148d" style:font-size-asian="12pt" style:font-weight-asian="normal" style:font-size-complex="12pt" style:font-weight-complex="normal"/>
    </style:style>
    <style:style style:name="T9" style:family="text">
      <style:text-properties fo:color="#4e102d" style:font-name="Lato" fo:font-size="12pt" officeooo:rsid="0130ea90" style:font-size-asian="12pt" style:font-size-complex="12pt"/>
    </style:style>
    <style:style style:name="T10" style:family="text">
      <style:text-properties fo:color="#4e102d" style:font-name="Lato" fo:font-size="12pt" officeooo:rsid="010a148d" style:font-size-asian="12pt" style:font-size-complex="12pt"/>
    </style:style>
    <style:style style:name="T11" style:family="text">
      <style:text-properties officeooo:rsid="0131f881"/>
    </style:style>
    <style:style style:name="T12" style:family="text">
      <style:text-properties officeooo:rsid="0134bd75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134bd75"/>
    </style:style>
    <style:style style:name="T15" style:family="text">
      <style:text-properties style:font-name="Lato" fo:font-size="11pt" style:font-size-asian="11pt" style:font-size-complex="11pt"/>
    </style:style>
    <style:style style:name="T16" style:family="text">
      <style:text-properties style:font-name="Lato" fo:font-size="11pt" fo:font-weight="bold" fo:background-color="transparent" style:font-size-asian="11pt" style:font-weight-asian="bold" style:font-size-complex="11pt" style:font-weight-complex="bold"/>
    </style:style>
    <style:style style:name="T17" style:family="text">
      <style:text-properties style:font-name="Lato" fo:font-size="22pt" style:font-size-asian="22pt" style:font-size-complex="2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Dot" svg:stroke-width="0cm" svg:stroke-color="#4e102d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9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line text:anchor-type="paragraph" draw:z-index="4" draw:name="Shape4" draw:style-name="gr1" draw:text-style-name="P59" svg:x1="18.695cm" svg:y1="0.356cm" svg:x2="0.102cm" svg:y2="0.356cm"><text:p/></draw:line></text:p>
      <table:table table:name="TableauDate" table:style-name="TableauDate">
        <table:table-column table:style-name="TableauDate.A" table:number-columns-repeated="5"/>
        <table:table-row table:style-name="TableauDate.1">
          <table:table-cell table:style-name="TableauDate.A1" office:value-type="string">
            <text:p text:style-name="P47">Date :</text:p>
          </table:table-cell>
          <table:table-cell table:style-name="TableauDate.A1" office:value-type="string">
            <text:p text:style-name="P51">[INTERV_DATE]</text:p>
          </table:table-cell>
          <table:table-cell table:style-name="TableauDate.A1" office:value-type="string">
            <text:p text:style-name="P47">Durée estimée :</text:p>
          </table:table-cell>
          <table:table-cell table:style-name="TableauDate.D1" office:value-type="string">
            <text:p text:style-name="P46"/>
          </table:table-cell>
          <table:table-cell table:style-name="TableauDate.A1" office:value-type="string">
            <text:p text:style-name="P46"/>
          </table:table-cell>
        </table:table-row>
        <table:table-row table:style-name="TableauDate.2">
          <table:table-cell table:style-name="TableauDate.A1" office:value-type="string">
            <text:p text:style-name="P46">I<text:span text:style-name="T5">ndications :</text:span></text:p>
          </table:table-cell>
          <table:table-cell table:style-name="TableauDate.B2" table:number-columns-spanned="4" office:value-type="string">
            <text:p text:style-name="P52">[INTERV_DESC]</text:p>
          </table:table-cell>
          <table:covered-table-cell/>
          <table:covered-table-cell/>
          <table:covered-table-cell/>
        </table:table-row>
      </table:table>
      <text:p text:style-name="P10"/>
      <table:table table:name="Table6" table:style-name="Table6">
        <table:table-column table:style-name="Table6.A"/>
        <table:table-header-rows>
          <table:table-row table:style-name="TableLine93836298847648">
            <table:table-cell table:style-name="Table6.A1" office:value-type="string">
              <table:table table:name="Table-worker" table:style-name="Table-worker">
                <table:table-column table:style-name="Table-worker.A"/>
                <table:table-column table:style-name="Table-worker.B"/>
                <table:table-column table:style-name="Table-worker.C"/>
                <table:table-column table:style-name="Table-worker.D"/>
                <table:table-column table:style-name="Table-worker.E"/>
                <table:table-column table:style-name="Table-worker.F"/>
                <table:table-column table:style-name="Table-worker.G"/>
                <table:table-column table:style-name="Table-worker.H"/>
                <table:table-column table:style-name="Table-worker.I"/>
                <table:table-row table:style-name="Table-worker.1">
                  <table:table-cell table:style-name="Table-worker.A1" table:number-columns-spanned="9" office:value-type="string">
                    <text:p text:style-name="P34">OPÉRATEUR<text:span text:style-name="T3">(S)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-worker.2">
                  <table:table-cell table:style-name="Table-worker.A2" office:value-type="string">
                    <text:p text:style-name="P21">[WORKER_NAME]</text:p>
                  </table:table-cell>
                  <table:table-cell table:style-name="Table-worker.B2" office:value-type="string">
                    <text:p text:style-name="P17">E<text:span text:style-name="T6">mbauche de :</text:span></text:p>
                  </table:table-cell>
                  <table:table-cell table:style-name="Table-worker.C2" office:value-type="string">
                    <text:p text:style-name="P17"/>
                  </table:table-cell>
                  <table:table-cell table:style-name="Table-worker.D2" office:value-type="string">
                    <text:p text:style-name="P17">à</text:p>
                  </table:table-cell>
                  <table:table-cell table:style-name="Table-worker.C2" office:value-type="string">
                    <text:p text:style-name="P17"/>
                  </table:table-cell>
                  <table:table-cell table:style-name="Table-worker.F2" office:value-type="string">
                    <text:p text:style-name="P18">Pause de :</text:p>
                  </table:table-cell>
                  <table:table-cell table:style-name="Table-worker.C2" office:value-type="string">
                    <text:p text:style-name="P17"/>
                  </table:table-cell>
                  <table:table-cell table:style-name="Table-worker.H2" office:value-type="string">
                    <text:p text:style-name="P17">à</text:p>
                  </table:table-cell>
                  <table:table-cell table:style-name="Table-worker.I2" office:value-type="string">
                    <text:p text:style-name="P17"/>
                  </table:table-cell>
                </table:table-row>
              </table:table>
              <text:p text:style-name="P14"/>
            </table:table-cell>
          </table:table-row>
        </table:table-header-rows>
      </table:table>
      <text:p text:style-name="P7"/>
      <table:table table:name="Table-target" table:style-name="Table-target">
        <table:table-column table:style-name="Table-target.A"/>
        <table:table-column table:style-name="Table-target.B"/>
        <table:table-column table:style-name="Table-target.C"/>
        <table:table-column table:style-name="Table-target.D"/>
        <table:table-column table:style-name="Table-target.E"/>
        <table:table-column table:style-name="Table-target.F"/>
        <table:table-header-rows>
          <table:table-row table:style-name="Table-target.1">
            <table:table-cell table:style-name="Table-target.A1" table:number-columns-spanned="5" office:value-type="string">
              <text:p text:style-name="P13"><text:span text:style-name="T7">PARCELLES</text:span><text:span text:style-name="T8">(S) </text:span><text:span text:style-name="T7">CULTURALE(S)</text:span></text:p>
            </table:table-cell>
            <table:covered-table-cell/>
            <table:covered-table-cell/>
            <table:covered-table-cell/>
            <table:covered-table-cell/>
            <table:table-cell table:style-name="Table-target.F1" office:value-type="string">
              <text:p text:style-name="P13"/>
            </table:table-cell>
          </table:table-row>
          <table:table-row table:style-name="Table-target.2">
            <table:table-cell table:style-name="Table-target.A2" office:value-type="string">
              <text:p text:style-name="P22">Nom</text:p>
            </table:table-cell>
            <table:table-cell table:style-name="Table-target.B2" office:value-type="string">
              <text:p text:style-name="P58">Forme</text:p>
            </table:table-cell>
            <table:table-cell table:style-name="Table-target.C2" office:value-type="string">
              <text:p text:style-name="P26">Superficie <text:span text:style-name="T4">(ha)</text:span></text:p>
            </table:table-cell>
            <table:table-cell table:style-name="Table-target.D2" office:value-type="string">
              <text:p text:style-name="P26">%</text:p>
            </table:table-cell>
            <table:table-cell table:style-name="Table-target.E2" office:value-type="string">
              <text:p text:style-name="P44"><text:span text:style-name="T1">Superficie </text:span><text:span text:style-name="T2">a traiter</text:span></text:p>
            </table:table-cell>
            <table:table-cell table:style-name="Table-target.F2" office:value-type="string">
              <text:p text:style-name="P23">Surface traitée</text:p>
            </table:table-cell>
          </table:table-row>
        </table:table-header-rows>
        <table:table-row table:style-name="Table-target.3">
          <table:table-cell table:style-name="Table-target.A3" office:value-type="string">
            <text:p text:style-name="P41">[TAR_NAME]</text:p>
          </table:table-cell>
          <table:table-cell table:style-name="Table-target.B3" office:value-type="string">
            <text:p text:style-name="P28"><draw:frame draw:style-name="fr1" draw:name="img" text:anchor-type="char" svg:width="1.395cm" svg:height="1.395cm" draw:z-index="5"><draw:image xlink:href="Pictures/100001BB0000043D0000043DD968DDB9C8C323FC.svg" xlink:type="simple" xlink:show="embed" xlink:actuate="onLoad" loext:mime-type="image/svg+xml"/><draw:image xlink:href="Pictures/1000020100000029000000298E3FFE1B30AF5355.png" xlink:type="simple" xlink:show="embed" xlink:actuate="onLoad" loext:mime-type="image/png"/></draw:frame></text:p>
          </table:table-cell>
          <table:table-cell table:style-name="Table-target.B3" office:value-type="string">
            <text:p text:style-name="P27">[TAR_AREA]</text:p>
          </table:table-cell>
          <table:table-cell table:style-name="Table-target.B3" office:value-type="string">
            <text:p text:style-name="P27">[TAR_PCT]</text:p>
          </table:table-cell>
          <table:table-cell table:style-name="Table-target.B3" office:value-type="string">
            <text:p text:style-name="P32">[TAR_W_AREA]</text:p>
          </table:table-cell>
          <table:table-cell table:style-name="Table-target.F3" office:value-type="string">
            <text:p text:style-name="P20">ha <text:s text:c="3"/></text:p>
          </table:table-cell>
        </table:table-row>
      </table:table>
      <text:p text:style-name="P8"/>
      <table:table table:name="Table-input" table:style-name="Table-input">
        <table:table-column table:style-name="Table-input.A"/>
        <table:table-column table:style-name="Table-input.B"/>
        <table:table-column table:style-name="Table-input.C"/>
        <table:table-column table:style-name="Table-input.D"/>
        <table:table-column table:style-name="Table-input.E"/>
        <table:table-column table:style-name="Table-input.F"/>
        <table:table-column table:style-name="Table-input.G"/>
        <table:table-column table:style-name="Table-input.H"/>
        <table:table-header-rows>
          <table:table-row table:style-name="Table-input.1">
            <table:table-cell table:style-name="Table-input.A1" table:number-columns-spanned="2" office:value-type="string">
              <text:p text:style-name="P45"><text:span text:style-name="T9">ENGRAI</text:span><text:span text:style-name="T10">S</text:span></text:p>
            </table:table-cell>
            <table:covered-table-cell/>
            <table:table-cell table:style-name="Table-input.C1" table:number-columns-spanned="3" office:value-type="string">
              <text:p text:style-name="P39"/>
            </table:table-cell>
            <table:covered-table-cell/>
            <table:covered-table-cell/>
            <table:table-cell table:style-name="Table-input.C1" table:number-columns-spanned="2" office:value-type="string">
              <text:p text:style-name="P39"/>
            </table:table-cell>
            <table:covered-table-cell/>
            <table:table-cell table:style-name="Table-input.H1" office:value-type="string">
              <text:p text:style-name="P39"/>
            </table:table-cell>
          </table:table-row>
          <table:table-row table:style-name="TableLine93836299047504">
            <table:table-cell table:style-name="Table-input.A2" office:value-type="string">
              <text:p text:style-name="P22">Nom</text:p>
            </table:table-cell>
            <table:table-cell table:style-name="Table-input.B2" table:number-columns-spanned="2" office:value-type="string">
              <text:p text:style-name="P24">Lot(s) à utiliser</text:p>
            </table:table-cell>
            <table:covered-table-cell/>
            <table:table-cell table:style-name="Table-input.D2" office:value-type="string">
              <text:p text:style-name="P26">Dose</text:p>
            </table:table-cell>
            <table:table-cell table:style-name="Table-input.E2" table:number-columns-spanned="2" office:value-type="string">
              <text:p text:style-name="P25">Dose <text:line-break/>appliquée</text:p>
            </table:table-cell>
            <table:covered-table-cell/>
            <table:table-cell table:style-name="Table-input.G2" office:value-type="string">
              <text:p text:style-name="P26">Quantité</text:p>
            </table:table-cell>
            <table:table-cell table:style-name="Table-input.H2" office:value-type="string">
              <text:p text:style-name="P25">Quantité <text:line-break/>appliquée</text:p>
            </table:table-cell>
          </table:table-row>
        </table:table-header-rows>
        <table:table-row table:style-name="Table-input.3">
          <table:table-cell table:style-name="Table-input.A3" office:value-type="string">
            <text:p text:style-name="P43">[INPUT_NAME]</text:p>
          </table:table-cell>
          <table:table-cell table:style-name="Table-input.B3" table:number-columns-spanned="2" office:value-type="string">
            <text:p text:style-name="P40"/>
          </table:table-cell>
          <table:covered-table-cell/>
          <table:table-cell table:style-name="Table-input.D3" office:value-type="string">
            <text:p text:style-name="P31">[INPUT_RATE]</text:p>
          </table:table-cell>
          <table:table-cell table:style-name="Table-input.B3" table:number-columns-spanned="2" office:value-type="string">
            <text:p text:style-name="P29"/>
          </table:table-cell>
          <table:covered-table-cell/>
          <table:table-cell table:style-name="Table-input.G3" office:value-type="string">
            <text:p text:style-name="P31">[INPUT_QUANTITY]</text:p>
          </table:table-cell>
          <table:table-cell table:style-name="Table-input.H3" office:value-type="string">
            <text:p text:style-name="P29"/>
          </table:table-cell>
        </table:table-row>
      </table:table>
      <text:p text:style-name="P9"/>
      <table:table table:name="Table-tools" table:style-name="Table-tools">
        <table:table-column table:style-name="Table-tools.A"/>
        <table:table-column table:style-name="Table-tools.B"/>
        <table:table-column table:style-name="Table-tools.C"/>
        <table:table-header-rows>
          <table:table-row table:style-name="Table-tools.1">
            <table:table-cell table:style-name="Table-tools.A1" table:number-columns-spanned="2" office:value-type="string">
              <text:p text:style-name="P34">ÉQUIPEMENT(S)</text:p>
            </table:table-cell>
            <table:covered-table-cell/>
            <table:table-cell table:style-name="Table-tools.C1" office:value-type="string">
              <text:p text:style-name="P33"/>
            </table:table-cell>
          </table:table-row>
          <table:table-row table:style-name="TableLine93836299064144">
            <table:table-cell table:style-name="Table-tools.A2" office:value-type="string">
              <text:p text:style-name="P36">Nom</text:p>
            </table:table-cell>
            <table:table-cell table:style-name="Table-tools.B2" office:value-type="string">
              <text:p text:style-name="P38">Type</text:p>
            </table:table-cell>
            <table:table-cell table:style-name="Table-tools.C2" office:value-type="string">
              <text:p text:style-name="P37">Réglages</text:p>
            </table:table-cell>
          </table:table-row>
        </table:table-header-rows>
        <table:table-row table:style-name="Table-tools.3">
          <table:table-cell table:style-name="Table-tools.A3" office:value-type="string">
            <text:p text:style-name="P42">[TOOL_NAME]</text:p>
          </table:table-cell>
          <table:table-cell table:style-name="Table-tools.B3" office:value-type="string">
            <text:p text:style-name="P30">[TOOL_NATURE]</text:p>
          </table:table-cell>
          <table:table-cell table:style-name="Table-tools.C3" office:value-type="string">
            <text:p text:style-name="P19"/>
          </table:table-cell>
        </table:table-row>
      </table:table>
      <text:p text:style-name="P12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35">RETOUR</text:p>
            </table:table-cell>
          </table:table-row>
        </table:table-header-rows>
      </table:table>
      <table:table table:name="Retour" table:style-name="Retour">
        <table:table-column table:style-name="Retour.A"/>
        <table:table-column table:style-name="Retour.B"/>
        <table:table-column table:style-name="Retour.C"/>
        <table:table-column table:style-name="Retour.D"/>
        <table:table-column table:style-name="Retour.E"/>
        <table:table-column table:style-name="Retour.F"/>
        <table:table-column table:style-name="Retour.G"/>
        <table:table-column table:style-name="Retour.H"/>
        <table:table-column table:style-name="Retour.I"/>
        <table:table-column table:style-name="Retour.J"/>
        <table:table-row table:style-name="Retour.1">
          <table:table-cell table:style-name="Retour.A1" office:value-type="string">
            <text:p text:style-name="P52">Intervention <text:line-break/>terminée</text:p>
          </table:table-cell>
          <table:table-cell table:style-name="Retour.B1" office:value-type="string">
            <text:p text:style-name="P48">Oui </text:p>
          </table:table-cell>
          <table:table-cell table:style-name="Retour.C1" office:value-type="string">
            <text:p text:style-name="P49"/>
          </table:table-cell>
          <table:table-cell table:style-name="Retour.B1" office:value-type="string">
            <text:p text:style-name="P48">Non </text:p>
          </table:table-cell>
          <table:table-cell table:style-name="Retour.C1" office:value-type="string">
            <text:p text:style-name="P46"/>
          </table:table-cell>
          <table:table-cell table:style-name="Retour.B1" office:value-type="string">
            <text:p text:style-name="P57">Etat de la</text:p>
            <text:p text:style-name="P57"><text:s/>végéta<text:span text:style-name="T11">ti</text:span>on</text:p>
          </table:table-cell>
          <table:table-cell table:style-name="Retour.B1" office:value-type="string">
            <text:p text:style-name="P48">Sec </text:p>
          </table:table-cell>
          <table:table-cell table:style-name="Retour.C1" office:value-type="string">
            <text:p text:style-name="P49"/>
          </table:table-cell>
          <table:table-cell table:style-name="Retour.B1" office:value-type="string">
            <text:p text:style-name="P48">Humide </text:p>
          </table:table-cell>
          <table:table-cell table:style-name="Retour.J1" office:value-type="string">
            <text:p text:style-name="P46"/>
          </table:table-cell>
        </table:table-row>
        <table:table-row table:style-name="Retour.2">
          <table:table-cell table:style-name="Retour.A3" office:value-type="string">
            <text:p text:style-name="P54">Départ Engin</text:p>
          </table:table-cell>
          <table:table-cell table:style-name="Retour.B2" table:number-columns-spanned="2" office:value-type="string">
            <text:p text:style-name="P46"/>
          </table:table-cell>
          <table:covered-table-cell/>
          <table:table-cell table:style-name="Retour.D2" table:number-columns-spanned="2" office:value-type="string">
            <text:p text:style-name="P55">Fin Engin</text:p>
          </table:table-cell>
          <table:covered-table-cell/>
          <table:table-cell table:style-name="Retour.B2" office:value-type="string">
            <text:p text:style-name="P46"/>
          </table:table-cell>
          <table:table-cell table:style-name="Retour.G2" table:number-columns-spanned="2" office:value-type="string">
            <text:p text:style-name="P56">Fuel </text:p>
            <text:p text:style-name="P56">consommé</text:p>
          </table:table-cell>
          <table:covered-table-cell/>
          <table:table-cell table:style-name="Retour.I2" table:number-columns-spanned="2" office:value-type="string">
            <text:p text:style-name="P46"/>
          </table:table-cell>
          <table:covered-table-cell/>
        </table:table-row>
        <table:table-row table:style-name="Retour.3">
          <table:table-cell table:style-name="Retour.A3" office:value-type="string">
            <text:p text:style-name="P54">Maintenance : de</text:p>
          </table:table-cell>
          <table:table-cell table:style-name="Retour.B2" table:number-columns-spanned="2" office:value-type="string">
            <text:p text:style-name="P46"/>
          </table:table-cell>
          <table:covered-table-cell/>
          <table:table-cell table:style-name="Retour.D3" office:value-type="string">
            <text:p text:style-name="P55">à </text:p>
          </table:table-cell>
          <table:table-cell table:style-name="Retour.B2" office:value-type="string">
            <text:p text:style-name="P46"/>
          </table:table-cell>
          <table:table-cell table:style-name="Retour.F3" office:value-type="string">
            <text:p text:style-name="P55">Objet : </text:p>
          </table:table-cell>
          <table:table-cell table:style-name="Retour.I2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Retour.4">
          <table:table-cell table:style-name="Retour.A4" table:number-columns-spanned="2" office:value-type="string">
            <text:p text:style-name="P46">C<text:span text:style-name="T12">ontrôle de répartition</text:span></text:p>
          </table:table-cell>
          <table:covered-table-cell/>
          <table:table-cell table:style-name="Retour.C4" office:value-type="string">
            <text:p text:style-name="P55">Oui </text:p>
          </table:table-cell>
          <table:table-cell table:style-name="Retour.B2" office:value-type="string">
            <text:p text:style-name="P53"/>
          </table:table-cell>
          <table:table-cell table:style-name="Retour.E4" office:value-type="string">
            <text:p text:style-name="P55">Non </text:p>
          </table:table-cell>
          <table:table-cell table:style-name="Retour.B2" office:value-type="string">
            <text:p text:style-name="P46"/>
          </table:table-cell>
          <table:table-cell table:style-name="Retour.G4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Retour.1">
          <table:table-cell table:style-name="Retour.A5" table:number-columns-spanned="10" office:value-type="string">
            <text:p text:style-name="P50">Avant de <text:span text:style-name="T13">qui</text:span><text:span text:style-name="T14">tt</text:span><text:span text:style-name="T13">er</text:span> le champ, vérifiez que le forage a bien été <text:span text:style-name="T13">arrêté</text:span> et que les pivots déplacés sont <text:span text:style-name="T13">stoppés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etour.6">
          <table:table-cell table:style-name="Retour.A6" office:value-type="string">
            <text:p text:style-name="P15">Signature :</text:p>
          </table:table-cell>
          <table:table-cell table:style-name="Retour.B2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Retour.F6" office:value-type="string">
            <text:p text:style-name="P16">Observation :</text:p>
          </table:table-cell>
          <table:table-cell table:style-name="Retour.I2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Lato" style:family="paragraph" style:parent-style-name="Table_20_Contents">
      <style:text-properties fo:font-size="10pt" style:font-size-asian="10pt" style:font-size-complex="10pt"/>
    </style:style>
    <style:style style:name="Heading_20_1" style:display-name="Heading 1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style:font-name="Lato" fo:font-size="22pt" style:font-size-asian="22pt" style:font-size-complex="22pt"/>
    </style:style>
    <style:style style:name="MP4" style:family="paragraph">
      <style:paragraph-properties fo:text-align="end"/>
    </style:style>
    <style:style style:name="MP5" style:family="paragraph">
      <loext:graphic-properties draw:fill="none" draw:fill-color="#ffffff"/>
      <style:paragraph-properties fo:text-align="end" style:writing-mode="lr-tb"/>
      <style:text-properties style:font-name="Lato"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1032efa" style:font-size-asian="8pt" style:font-style-asian="italic" style:font-size-complex="8pt" style:font-style-complex="italic"/>
    </style:style>
    <style:style style:name="MP7" style:family="paragraph" style:parent-style-name="Standard">
      <style:paragraph-properties fo:text-align="center" style:justify-single-word="false"/>
      <style:text-properties fo:font-size="12pt" officeooo:paragraph-rsid="01032efa" style:font-size-asian="12pt" style:font-size-complex="12pt"/>
    </style:style>
    <style:style style:name="MP8" style:family="paragraph" style:parent-style-name="Standard">
      <style:paragraph-properties fo:text-align="center" style:justify-single-word="false"/>
      <style:text-properties style:font-name="Lato" fo:font-size="8pt" fo:font-style="italic" officeooo:rsid="01086100" officeooo:paragraph-rsid="01086100" style:font-size-asian="8pt" style:font-style-asian="italic" style:font-size-complex="8pt" style:font-style-complex="italic"/>
    </style:style>
    <style:style style:name="MP9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1032efa" style:font-size-asian="8pt" style:font-style-asian="italic" style:font-size-complex="8pt" style:font-style-complex="italic"/>
    </style:style>
    <style:style style:name="MT1" style:family="text">
      <style:text-properties style:font-name="Lato" fo:font-size="22pt" style:font-size-asian="22pt" style:font-size-complex="22pt"/>
    </style:style>
    <style:style style:name="MT2" style:family="text">
      <style:text-properties style:font-name="Lato" fo:font-size="11pt" style:font-size-asian="11pt" style:font-size-complex="11pt"/>
    </style:style>
    <style:style style:name="MT3" style:family="text">
      <style:text-properties style:font-name="Lato" fo:font-size="11pt" fo:font-weight="bold" fo:background-color="transparent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9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1" draw:name="Shape1" draw:style-name="Mgr1" draw:text-style-name="MP3" svg:width="18.839cm" svg:height="0.971cm" svg:x="0.081cm" svg:y="-0.284cm"><draw:text-box><text:p text:style-name="MP2"><text:span text:style-name="MT1">Fertilisation</text:span></text:p></draw:text-box></draw:frame><draw:frame text:anchor-type="paragraph" draw:z-index="2" draw:name="Shape2" draw:style-name="Mgr2" draw:text-style-name="MP5" svg:width="4.608cm" svg:height="0.742cm" svg:x="14.312cm" svg:y="-0.524cm"><draw:text-box><text:p text:style-name="MP4"><text:span text:style-name="MT2">Réf : </text:span><text:span text:style-name="MT3">[INTERV_ID]</text:span></text:p></draw:text-box></draw:frame><draw:frame text:anchor-type="paragraph" draw:z-index="3" draw:name="Shape2_0" draw:style-name="Mgr3" draw:text-style-name="MP5" svg:width="4.989cm" svg:height="0.934cm" svg:x="13.931cm" svg:y="0.217cm"><draw:text-box><text:p text:style-name="MP4"><text:span text:style-name="MT2">Status : [INTERV_STATUS]</text:span></text:p></draw:text-box></draw:frame><draw:frame draw:style-name="Mfr1" draw:name="Image7" text:anchor-type="char" svg:x="0.081cm" svg:y="-0.284cm" svg:width="0.984cm" svg:height="0.984cm" draw:z-index="0"><draw:image xlink:href="Pictures/10000201000001E0000001E0CB9C3B97E450A439.png" xlink:type="simple" xlink:show="embed" xlink:actuate="onLoad" loext:mime-type="image/png"/></draw:frame></text:p>
      </style:header>
      <style:footer>
        <text:p text:style-name="MP6"/>
        <table:table table:name="Table1" table:style-name="Table1">
          <table:table-column table:style-name="Table1.A"/>
          <table:table-row table:style-name="TableLine93836298259200">
            <table:table-cell table:style-name="TableBox93836298260592" office:value-type="string">
              <text:p text:style-name="MP8">[COMPANY_ADDRESS]</text:p>
              <text:p text:style-name="MP9"/>
              <text:p text:style-name="MP9"/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3-06-22T19:53:15.349959441</dc:date>
    <meta:editing-duration>PT10H1M16S</meta:editing-duration>
    <meta:editing-cycles>234</meta:editing-cycles>
    <meta:generator>LibreOffice/6.4.7.2$Linux_X86_64 LibreOffice_project/40$Build-2</meta:generator>
    <dc:creator>David JOULIN</dc:creator>
    <meta:document-statistic meta:table-count="9" meta:image-count="2" meta:object-count="0" meta:page-count="1" meta:paragraph-count="61" meta:word-count="109" meta:character-count="714" meta:non-whitespace-character-count="649"/>
  </office:meta>
</office:document-meta>
</file>